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automatic-styles>
    <style:style style:name="Table1" style:family="table">
      <style:table-properties style:width="4.4049in" table:align="left"/>
    </style:style>
    <style:style style:name="Table1.A" style:family="table-column">
      <style:table-column-properties style:column-width="0.7319in"/>
    </style:style>
    <style:style style:name="Table1.B" style:family="table-column">
      <style:table-column-properties style:column-width="3.6729in"/>
    </style:style>
    <style:style style:name="Table1.A1" style:family="table-cell">
      <style:table-cell-properties style:vertical-align="middle" fo:padding="0.0194in" fo:border="none"/>
    </style:style>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gg sans" fo:font-size="12pt" fo:letter-spacing="normal" fo:font-style="normal" fo:font-weight="normal" officeooo:paragraph-rsid="00054be9"/>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gg sans" fo:font-size="12pt" fo:letter-spacing="normal" fo:font-style="normal" fo:font-weight="normal" officeooo:rsid="00054be9" officeooo:paragraph-rsid="00054be9"/>
    </style:style>
    <style:style style:name="P3" style:family="paragraph" style:parent-style-name="Standard">
      <style:paragraph-properties fo:margin-left="0in" fo:margin-right="0in" fo:text-align="start" style:justify-single-word="false" fo:orphans="2" fo:widows="2" fo:text-indent="0in" style:auto-text-indent="false" fo:break-before="page"/>
      <style:text-properties fo:font-variant="normal" fo:text-transform="none" style:font-name="gg sans" fo:font-size="12pt" fo:letter-spacing="normal" fo:font-style="normal" fo:font-weight="normal" officeooo:rsid="00054be9" officeooo:paragraph-rsid="00054be9"/>
    </style:style>
    <style:style style:name="P4" style:family="paragraph" style:parent-style-name="Standard">
      <style:paragraph-properties fo:margin-top="0in" fo:margin-bottom="0.1965in" style:contextual-spacing="false"/>
    </style:style>
    <style:style style:name="P5" style:family="paragraph" style:parent-style-name="Text_20_body" style:list-style-name="L1"/>
    <style:style style:name="P6" style:family="paragraph" style:parent-style-name="Preformatted_20_Text">
      <style:paragraph-properties fo:margin-left="0in" fo:margin-right="0in" fo:text-indent="0in" style:auto-text-indent="false" style:writing-mode="lr-tb"/>
    </style:style>
    <style:style style:name="P7" style:family="paragraph" style:parent-style-name="Preformatted_20_Text">
      <style:paragraph-properties style:writing-mode="lr-tb"/>
    </style:style>
    <style:style style:name="P8" style:family="paragraph" style:parent-style-name="Preformatted_20_Text">
      <style:paragraph-properties fo:margin-top="0in" fo:margin-bottom="0.1965in" style:contextual-spacing="false" style:writing-mode="lr-tb"/>
    </style:style>
    <style:style style:name="P9" style:family="paragraph" style:parent-style-name="Text_20_body" style:list-style-name="L2"/>
    <style:style style:name="T1" style:family="text">
      <style:text-properties officeooo:rsid="0005ddf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Create custom hook </text:p>
      <text:p text:style-name="P1">Create custom com<text:span text:style-name="T1">p</text:span>onents </text:p>
      <text:p text:style-name="P1">Pass data from parent to child and child to parent </text:p>
      <text:p text:style-name="P1">Also implement context api</text:p>
      <text:p text:style-name="P2">Study for tech eval</text:p>
      <text:p text:style-name="P2"><text:line-break/><text:line-break/>///<text:line-break/>Create an app that send data to this toDolist api</text:p>
      <text:p text:style-name="P2">With Context api</text:p>
      <text:p text:style-name="P2">Add todo</text:p>
      <text:p text:style-name="P2">Get Todo</text:p>
      <text:p text:style-name="P2">Delete Todo</text:p>
      <text:p text:style-name="P2">and update Todo</text:p>
      <text:p text:style-name="P2">////</text:p>
      <text:p text:style-name="P2">Create an expo app</text:p>
      <text:p text:style-name="P2">and create build for android</text:p>
      <text:p text:style-name="P2">usign eas</text:p>
      <text:p text:style-name="P2">also get yourself fimilar with eas update and fireabse distribution</text:p>
      <text:p text:style-name="P2">////<text:line-break/></text:p>
      <text:p text:style-name="P3"/>
      <text:p text:style-name="P3">I need to do the following and use the api listed below. make sure to keep it simple and to give detailed instructions with implementation phases and detailed explanations for what is going on. I am using react-native on snack expo. //api https://dummyjson.com/docs/todos //tasks - Create an app that send data to this toDolist api -With Context api -Add todo -Get Todo -Delete Todo - update Todo -use solid principles -ErrorBounderies -closure -implement some examples of promises with async await and .then.catch()</text:p>
      <text:p text:style-name="P4">2/2</text:p>
      <text:h text:style-name="Heading_20_6" text:outline-level="6">ChatGPT said:</text:h>
      <text:p text:style-name="Text_20_body">Great, KB. Let’s break your project into <text:span text:style-name="Strong_20_Emphasis">simple, phased steps</text:span>, with <text:span text:style-name="Strong_20_Emphasis">detailed explanations</text:span> for each part. This will help you master <text:span text:style-name="Strong_20_Emphasis">React Native</text:span>, the <text:span text:style-name="Strong_20_Emphasis">Context API</text:span>, <text:span text:style-name="Strong_20_Emphasis">API integration</text:span>, <text:span text:style-name="Strong_20_Emphasis">SOLID principles</text:span>, <text:span text:style-name="Strong_20_Emphasis">error handling</text:span>, and <text:span text:style-name="Strong_20_Emphasis">JavaScript fundamentals</text:span> (Promises, Closures, etc.).</text:p>
      <text:p text:style-name="Text_20_body">We'll use <text:span text:style-name="Strong_20_Emphasis">Expo Snack</text:span> for all development, so no local setup is required.</text:p>
      <text:p text:style-name="Horizontal_20_Line"/>
      <text:h text:style-name="Heading_20_2" text:outline-level="2">🧠 OVERVIEW</text:h>
      <text:h text:style-name="Heading_20_3" text:outline-level="3">✅ Features</text:h>
      <text:list text:style-name="L1">
        <text:list-item>
          <text:p text:style-name="P5">Add / Get / Update / Delete todos via <text:span text:style-name="Strong_20_Emphasis">https://dummyjson.com/todos</text:span></text:p>
        </text:list-item>
        <text:list-item>
          <text:p text:style-name="P5">Use <text:span text:style-name="Strong_20_Emphasis">Context API</text:span> to manage state across the app</text:p>
        </text:list-item>
        <text:list-item>
          <text:p text:style-name="P5">Apply <text:span text:style-name="Strong_20_Emphasis">SOLID principles</text:span></text:p>
        </text:list-item>
        <text:list-item>
          <text:p text:style-name="P5">Add <text:span text:style-name="Strong_20_Emphasis">Error Boundary</text:span> to catch UI crashes</text:p>
        </text:list-item>
        <text:list-item>
          <text:p text:style-name="P5">Demonstrate <text:span text:style-name="Strong_20_Emphasis">closures</text:span> and both styles of <text:span text:style-name="Strong_20_Emphasis">Promises</text:span></text:p>
        </text:list-item>
      </text:list>
      <text:p text:style-name="Horizontal_20_Line"/>
      <text:h text:style-name="Heading_20_2" text:outline-level="2">🔧 PHASE 1: Project Setup</text:h>
      <text:h text:style-name="Heading_20_3" text:outline-level="3">🗂 File Structure</text:h>
      <text:p text:style-name="Preformatted_20_Text">bash</text:p>
      <text:p text:style-name="Preformatted_20_Text">CopyEdit</text:p>
      <text:p text:style-name="P6"><text:span text:style-name="Source_20_Text">/App.js</text:span></text:p>
      <text:p text:style-name="P7"><text:span text:style-name="Source_20_Text">/context/TodoContext.js</text:span></text:p>
      <text:p text:style-name="P7"><text:span text:style-name="Source_20_Text">/components/TodoList.js</text:span></text:p>
      <text:p text:style-name="P7"><text:span text:style-name="Source_20_Text">/components/AddTodo.js</text:span></text:p>
      <text:p text:style-name="P7"><text:span text:style-name="Source_20_Text">/components/ErrorBoundary.js</text:span></text:p>
      <text:p text:style-name="P8"><text:span text:style-name="Source_20_Text">/utils/api.js</text:span></text:p>
      <text:p text:style-name="Horizontal_20_Line"/>
      <text:h text:style-name="Heading_20_2" text:outline-level="2"><text:soft-page-break/>⚙️ PHASE 2: Context Setup (S: Single Responsibility)</text:h>
      <text:p text:style-name="Quotations">Each file/module/class does <text:span text:style-name="Strong_20_Emphasis">one job well</text:span>.</text:p>
      <text:h text:style-name="Heading_20_3" text:outline-level="3"><text:span text:style-name="Source_20_Text">/context/TodoContext.js</text:span></text:h>
      <text:p text:style-name="Text_20_body">This file handles:</text:p>
      <text:list text:style-name="L2">
        <text:list-item>
          <text:p text:style-name="P9">Fetching todos</text:p>
        </text:list-item>
        <text:list-item>
          <text:p text:style-name="P9">Adding a new todo</text:p>
        </text:list-item>
        <text:list-item>
          <text:p text:style-name="P9">Updating</text:p>
        </text:list-item>
        <text:list-item>
          <text:p text:style-name="P9">Deleting</text:p>
        </text:list-item>
      </text:list>
      <text:p text:style-name="Preformatted_20_Text">js</text:p>
      <text:p text:style-name="Preformatted_20_Text">CopyEdit</text:p>
      <text:p text:style-name="P6"><text:span text:style-name="Source_20_Text">import React, { createContext, useState, useEffect } from 'react';</text:span></text:p>
      <text:p text:style-name="P7"><text:span text:style-name="Source_20_Text">import { Alert } from 'react-native';</text:span></text:p>
      <text:p text:style-name="P7"><text:span text:style-name="Source_20_Text">import { getTodos, addTodoAPI, updateTodoAPI, deleteTodoAPI } from '../utils/api';</text:span></text:p>
      <text:p text:style-name="P7"/>
      <text:p text:style-name="P7"><text:span text:style-name="Source_20_Text">export const TodoContext = createContext();</text:span></text:p>
      <text:p text:style-name="P7"/>
      <text:p text:style-name="P7"><text:span text:style-name="Source_20_Text">export const TodoProvider = ({ children }) =&gt; {</text:span></text:p>
      <text:p text:style-name="P7"><text:span text:style-name="Source_20_Text"><text:s text:c="2"/>const [todos, setTodos] = useState([]);</text:span></text:p>
      <text:p text:style-name="P7"><text:span text:style-name="Source_20_Text"><text:s text:c="2"/>const [error, setError] = useState(null);</text:span></text:p>
      <text:p text:style-name="P7"/>
      <text:p text:style-name="P7"><text:span text:style-name="Source_20_Text"><text:s text:c="2"/>// Fetch todos on mount</text:span></text:p>
      <text:p text:style-name="P7"><text:span text:style-name="Source_20_Text"><text:s text:c="2"/>useEffect(() =&gt; {</text:span></text:p>
      <text:p text:style-name="P7"><text:span text:style-name="Source_20_Text"><text:s text:c="4"/>getTodos()</text:span></text:p>
      <text:p text:style-name="P7"><text:span text:style-name="Source_20_Text"><text:s text:c="6"/>.then(data =&gt; setTodos(data.todos))</text:span></text:p>
      <text:p text:style-name="P7"><text:span text:style-name="Source_20_Text"><text:s text:c="6"/>.catch(err =&gt; setError(err.message));</text:span></text:p>
      <text:p text:style-name="P7"><text:span text:style-name="Source_20_Text"><text:s text:c="2"/>}, []);</text:span></text:p>
      <text:p text:style-name="P7"/>
      <text:p text:style-name="P7"><text:span text:style-name="Source_20_Text"><text:s text:c="2"/>const addTodo = async (text) =&gt; {</text:span></text:p>
      <text:p text:style-name="P7"><text:span text:style-name="Source_20_Text"><text:s text:c="4"/>try {</text:span></text:p>
      <text:p text:style-name="P7"><text:span text:style-name="Source_20_Text"><text:s text:c="6"/>const newTodo = await addTodoAPI(text);</text:span></text:p>
      <text:p text:style-name="P7"><text:span text:style-name="Source_20_Text"><text:s text:c="6"/>setTodos(prev =&gt; [newTodo, ...prev]);</text:span></text:p>
      <text:p text:style-name="P7"><text:span text:style-name="Source_20_Text"><text:s text:c="4"/>} catch (err) {</text:span></text:p>
      <text:p text:style-name="P7"><text:span text:style-name="Source_20_Text"><text:s text:c="6"/>setError(err.message);</text:span></text:p>
      <text:p text:style-name="P7"><text:span text:style-name="Source_20_Text"><text:s text:c="4"/>}</text:span></text:p>
      <text:p text:style-name="P7"><text:span text:style-name="Source_20_Text"><text:s text:c="2"/>};</text:span></text:p>
      <text:p text:style-name="P7"/>
      <text:p text:style-name="P7"><text:span text:style-name="Source_20_Text"><text:s text:c="2"/>const deleteTodo = async (id) =&gt; {</text:span></text:p>
      <text:p text:style-name="P7"><text:span text:style-name="Source_20_Text"><text:s text:c="4"/>try {</text:span></text:p>
      <text:p text:style-name="P7"><text:span text:style-name="Source_20_Text"><text:s text:c="6"/>await deleteTodoAPI(id);</text:span></text:p>
      <text:p text:style-name="P7"><text:span text:style-name="Source_20_Text"><text:s text:c="6"/>setTodos(prev =&gt; prev.filter(todo =&gt; todo.id !== id));</text:span></text:p>
      <text:p text:style-name="P7"><text:span text:style-name="Source_20_Text"><text:s text:c="4"/>} catch (err) {</text:span></text:p>
      <text:p text:style-name="P7"><text:span text:style-name="Source_20_Text"><text:s text:c="6"/>setError(err.message);</text:span></text:p>
      <text:p text:style-name="P7"><text:span text:style-name="Source_20_Text"><text:s text:c="4"/>}</text:span></text:p>
      <text:p text:style-name="P7"><text:span text:style-name="Source_20_Text"><text:s text:c="2"/>};</text:span></text:p>
      <text:p text:style-name="P7"/>
      <text:p text:style-name="P7"><text:span text:style-name="Source_20_Text"><text:s text:c="2"/>const updateTodo = async (id, newText) =&gt; {</text:span></text:p>
      <text:p text:style-name="P7"><text:span text:style-name="Source_20_Text"><text:s text:c="4"/>try {</text:span></text:p>
      <text:p text:style-name="P7"><text:span text:style-name="Source_20_Text"><text:s text:c="6"/>const updated = await updateTodoAPI(id, newText);</text:span></text:p>
      <text:p text:style-name="P7"><text:span text:style-name="Source_20_Text"><text:s text:c="6"/>setTodos(prev =&gt;</text:span></text:p>
      <text:p text:style-name="P7"><text:span text:style-name="Source_20_Text"><text:s text:c="8"/>prev.map(todo =&gt; (todo.id === id ? { ...todo, todo: updated.todo } : todo))</text:span></text:p>
      <text:p text:style-name="P7"><text:soft-page-break/><text:span text:style-name="Source_20_Text"><text:s text:c="6"/>);</text:span></text:p>
      <text:p text:style-name="P7"><text:span text:style-name="Source_20_Text"><text:s text:c="4"/>} catch (err) {</text:span></text:p>
      <text:p text:style-name="P7"><text:span text:style-name="Source_20_Text"><text:s text:c="6"/>setError(err.message);</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TodoContext.Provider value={{ todos, addTodo, deleteTodo, updateTodo, error }}&gt;</text:span></text:p>
      <text:p text:style-name="P7"><text:span text:style-name="Source_20_Text"><text:s text:c="6"/>{children}</text:span></text:p>
      <text:p text:style-name="P7"><text:span text:style-name="Source_20_Text"><text:s text:c="4"/>&lt;/TodoContext.Provider&gt;</text:span></text:p>
      <text:p text:style-name="P7"><text:span text:style-name="Source_20_Text"><text:s text:c="2"/>);</text:span></text:p>
      <text:p text:style-name="P8"><text:span text:style-name="Source_20_Text">};</text:span></text:p>
      <text:p text:style-name="Horizontal_20_Line"/>
      <text:h text:style-name="Heading_20_2" text:outline-level="2">🛰️ PHASE 3: API Calls with Promises (<text:span text:style-name="Source_20_Text">.then().catch()</text:span> and <text:span text:style-name="Source_20_Text">async/await</text:span>)</text:h>
      <text:h text:style-name="Heading_20_3" text:outline-level="3"><text:span text:style-name="Source_20_Text">/utils/api.js</text:span></text:h>
      <text:p text:style-name="Preformatted_20_Text">js</text:p>
      <text:p text:style-name="Preformatted_20_Text">CopyEdit</text:p>
      <text:p text:style-name="P6"><text:span text:style-name="Source_20_Text">const API_URL = 'https://dummyjson.com/todos';</text:span></text:p>
      <text:p text:style-name="P7"/>
      <text:p text:style-name="P7"><text:span text:style-name="Source_20_Text">export const getTodos = () =&gt; {</text:span></text:p>
      <text:p text:style-name="P7"><text:span text:style-name="Source_20_Text"><text:s text:c="2"/>return fetch(`${API_URL}?limit=5`)</text:span></text:p>
      <text:p text:style-name="P7"><text:span text:style-name="Source_20_Text"><text:s text:c="4"/>.then(res =&gt; res.json())</text:span></text:p>
      <text:p text:style-name="P7"><text:span text:style-name="Source_20_Text"><text:s text:c="4"/>.catch(err =&gt; Promise.reject(err));</text:span></text:p>
      <text:p text:style-name="P7"><text:span text:style-name="Source_20_Text">};</text:span></text:p>
      <text:p text:style-name="P7"/>
      <text:p text:style-name="P7"><text:span text:style-name="Source_20_Text">export const addTodoAPI = async (text) =&gt; {</text:span></text:p>
      <text:p text:style-name="P7"><text:span text:style-name="Source_20_Text"><text:s text:c="2"/>const res = await fetch(`${API_URL}/add`, {</text:span></text:p>
      <text:p text:style-name="P7"><text:span text:style-name="Source_20_Text"><text:s text:c="4"/>method: 'POST',</text:span></text:p>
      <text:p text:style-name="P7"><text:span text:style-name="Source_20_Text"><text:s text:c="4"/>headers: { 'Content-Type': 'application/json' },</text:span></text:p>
      <text:p text:style-name="P7"><text:span text:style-name="Source_20_Text"><text:s text:c="4"/>body: JSON.stringify({ todo: text, completed: false, userId: 5 })</text:span></text:p>
      <text:p text:style-name="P7"><text:span text:style-name="Source_20_Text"><text:s text:c="2"/>});</text:span></text:p>
      <text:p text:style-name="P7"><text:span text:style-name="Source_20_Text"><text:s text:c="2"/>return res.json();</text:span></text:p>
      <text:p text:style-name="P7"><text:span text:style-name="Source_20_Text">};</text:span></text:p>
      <text:p text:style-name="P7"/>
      <text:p text:style-name="P7"><text:span text:style-name="Source_20_Text">export const deleteTodoAPI = (id) =&gt; {</text:span></text:p>
      <text:p text:style-name="P7"><text:span text:style-name="Source_20_Text"><text:s text:c="2"/>return fetch(`${API_URL}/${id}`, {</text:span></text:p>
      <text:p text:style-name="P7"><text:span text:style-name="Source_20_Text"><text:s text:c="4"/>method: 'DELETE'</text:span></text:p>
      <text:p text:style-name="P7"><text:span text:style-name="Source_20_Text"><text:s text:c="2"/>}).then(res =&gt; res.json());</text:span></text:p>
      <text:p text:style-name="P7"><text:span text:style-name="Source_20_Text">};</text:span></text:p>
      <text:p text:style-name="P7"/>
      <text:p text:style-name="P7"><text:span text:style-name="Source_20_Text">export const updateTodoAPI = async (id, text) =&gt; {</text:span></text:p>
      <text:p text:style-name="P7"><text:span text:style-name="Source_20_Text"><text:s text:c="2"/>const res = await fetch(`${API_URL}/${id}`, {</text:span></text:p>
      <text:p text:style-name="P7"><text:span text:style-name="Source_20_Text"><text:s text:c="4"/>method: 'PUT',</text:span></text:p>
      <text:p text:style-name="P7"><text:span text:style-name="Source_20_Text"><text:s text:c="4"/>headers: { 'Content-Type': 'application/json' },</text:span></text:p>
      <text:p text:style-name="P7"><text:span text:style-name="Source_20_Text"><text:s text:c="4"/>body: JSON.stringify({ todo: text })</text:span></text:p>
      <text:p text:style-name="P7"><text:span text:style-name="Source_20_Text"><text:s text:c="2"/>});</text:span></text:p>
      <text:p text:style-name="P7"><text:span text:style-name="Source_20_Text"><text:s text:c="2"/>return res.json();</text:span></text:p>
      <text:p text:style-name="P8"><text:span text:style-name="Source_20_Text">};</text:span></text:p>
      <text:p text:style-name="Horizontal_20_Line"/>
      <text:h text:style-name="Heading_20_2" text:outline-level="2"><text:soft-page-break/>📦 PHASE 4: UI Components (O: Open/Closed + L: Liskov Substitution)</text:h>
      <text:h text:style-name="Heading_20_3" text:outline-level="3"><text:span text:style-name="Source_20_Text">/components/AddTodo.js</text:span></text:h>
      <text:p text:style-name="Preformatted_20_Text">js</text:p>
      <text:p text:style-name="Preformatted_20_Text">CopyEdit</text:p>
      <text:p text:style-name="P6"><text:span text:style-name="Source_20_Text">import React, { useState, useContext } from 'react';</text:span></text:p>
      <text:p text:style-name="P7"><text:span text:style-name="Source_20_Text">import { View, TextInput, Button, StyleSheet } from 'react-native';</text:span></text:p>
      <text:p text:style-name="P7"><text:span text:style-name="Source_20_Text">import { TodoContext } from '../context/TodoContext';</text:span></text:p>
      <text:p text:style-name="P7"/>
      <text:p text:style-name="P7"><text:span text:style-name="Source_20_Text">export default function AddTodo() {</text:span></text:p>
      <text:p text:style-name="P7"><text:span text:style-name="Source_20_Text"><text:s text:c="2"/>const { addTodo } = useContext(TodoContext);</text:span></text:p>
      <text:p text:style-name="P7"><text:span text:style-name="Source_20_Text"><text:s text:c="2"/>const [text, setText] = useState('');</text:span></text:p>
      <text:p text:style-name="P7"/>
      <text:p text:style-name="P7"><text:span text:style-name="Source_20_Text"><text:s text:c="2"/>const handleAdd = () =&gt; {</text:span></text:p>
      <text:p text:style-name="P7"><text:span text:style-name="Source_20_Text"><text:s text:c="4"/>if (text.trim()) {</text:span></text:p>
      <text:p text:style-name="P7"><text:span text:style-name="Source_20_Text"><text:s text:c="6"/>addTodo(text);</text:span></text:p>
      <text:p text:style-name="P7"><text:span text:style-name="Source_20_Text"><text:s text:c="6"/>setText('');</text:span></text:p>
      <text:p text:style-name="P7"><text:span text:style-name="Source_20_Text"><text:s text:c="4"/>}</text:span></text:p>
      <text:p text:style-name="P7"><text:span text:style-name="Source_20_Text"><text:s text:c="2"/>};</text:span></text:p>
      <text:p text:style-name="P7"/>
      <text:p text:style-name="P7"><text:span text:style-name="Source_20_Text"><text:s text:c="2"/>return (</text:span></text:p>
      <text:p text:style-name="P7"><text:span text:style-name="Source_20_Text"><text:s text:c="4"/>&lt;View style={styles.container}&gt;</text:span></text:p>
      <text:p text:style-name="P7"><text:span text:style-name="Source_20_Text"><text:s text:c="6"/>&lt;TextInput</text:span></text:p>
      <text:p text:style-name="P7"><text:span text:style-name="Source_20_Text"><text:s text:c="8"/>placeholder="Add Todo"</text:span></text:p>
      <text:p text:style-name="P7"><text:span text:style-name="Source_20_Text"><text:s text:c="8"/>value={text}</text:span></text:p>
      <text:p text:style-name="P7"><text:span text:style-name="Source_20_Text"><text:s text:c="8"/>onChangeText={setText}</text:span></text:p>
      <text:p text:style-name="P7"><text:span text:style-name="Source_20_Text"><text:s text:c="8"/>style={styles.input}</text:span></text:p>
      <text:p text:style-name="P7"><text:span text:style-name="Source_20_Text"><text:s text:c="6"/>/&gt;</text:span></text:p>
      <text:p text:style-name="P7"><text:span text:style-name="Source_20_Text"><text:s text:c="6"/>&lt;Button title="Add" onPress={handleAdd} /&gt;</text:span></text:p>
      <text:p text:style-name="P7"><text:span text:style-name="Source_20_Text"><text:s text:c="4"/>&lt;/View&gt;</text:span></text:p>
      <text:p text:style-name="P7"><text:span text:style-name="Source_20_Text"><text:s text:c="2"/>);</text:span></text:p>
      <text:p text:style-name="P7"><text:span text:style-name="Source_20_Text">}</text:span></text:p>
      <text:p text:style-name="P7"/>
      <text:p text:style-name="P7"><text:span text:style-name="Source_20_Text">const styles = StyleSheet.create({</text:span></text:p>
      <text:p text:style-name="P7"><text:span text:style-name="Source_20_Text"><text:s text:c="2"/>container: { flexDirection: 'row', margin: 10 },</text:span></text:p>
      <text:p text:style-name="P7"><text:span text:style-name="Source_20_Text"><text:s text:c="2"/>input: { flex: 1, borderBottomWidth: 1, marginRight: 10 }</text:span></text:p>
      <text:p text:style-name="P8"><text:span text:style-name="Source_20_Text">});</text:span></text:p>
      <text:h text:style-name="Heading_20_3" text:outline-level="3"><text:span text:style-name="Source_20_Text">/components/TodoList.js</text:span></text:h>
      <text:p text:style-name="Preformatted_20_Text">js</text:p>
      <text:p text:style-name="Preformatted_20_Text">CopyEdit</text:p>
      <text:p text:style-name="P6"><text:span text:style-name="Source_20_Text">import React, { useContext } from 'react';</text:span></text:p>
      <text:p text:style-name="P7"><text:span text:style-name="Source_20_Text">import { View, Text, Button, FlatList } from 'react-native';</text:span></text:p>
      <text:p text:style-name="P7"><text:span text:style-name="Source_20_Text">import { TodoContext } from '../context/TodoContext';</text:span></text:p>
      <text:p text:style-name="P7"/>
      <text:p text:style-name="P7"><text:span text:style-name="Source_20_Text">export default function TodoList() {</text:span></text:p>
      <text:p text:style-name="P7"><text:span text:style-name="Source_20_Text"><text:s text:c="2"/>const { todos, deleteTodo, updateTodo } = useContext(TodoContext);</text:span></text:p>
      <text:p text:style-name="P7"/>
      <text:p text:style-name="P7"><text:span text:style-name="Source_20_Text"><text:s text:c="2"/>return (</text:span></text:p>
      <text:p text:style-name="P7"><text:span text:style-name="Source_20_Text"><text:s text:c="4"/>&lt;FlatList</text:span></text:p>
      <text:p text:style-name="P7"><text:span text:style-name="Source_20_Text"><text:s text:c="6"/>data={todos}</text:span></text:p>
      <text:p text:style-name="P7"><text:span text:style-name="Source_20_Text"><text:s text:c="6"/>keyExtractor={item =&gt; item.id.toString()}</text:span></text:p>
      <text:p text:style-name="P7"><text:span text:style-name="Source_20_Text"><text:s text:c="6"/>renderItem={({ item }) =&gt; (</text:span></text:p>
      <text:p text:style-name="P7"><text:span text:style-name="Source_20_Text"><text:s text:c="8"/>&lt;View style={{ padding: 10, borderBottomWidth: 1 }}&gt;</text:span></text:p>
      <text:p text:style-name="P7"><text:soft-page-break/><text:span text:style-name="Source_20_Text"><text:s text:c="10"/>&lt;Text&gt;{item.todo}&lt;/Text&gt;</text:span></text:p>
      <text:p text:style-name="P7"><text:span text:style-name="Source_20_Text"><text:s text:c="10"/>&lt;Button title="Delete" onPress={() =&gt; deleteTodo(item.id)} /&gt;</text:span></text:p>
      <text:p text:style-name="P7"><text:span text:style-name="Source_20_Text"><text:s text:c="10"/>&lt;Button title="Update" onPress={() =&gt; updateTodo(item.id, `${item.todo} (updated)`)} /&gt;</text:span></text:p>
      <text:p text:style-name="P7"><text:span text:style-name="Source_20_Text"><text:s text:c="8"/>&lt;/View&gt;</text:span></text:p>
      <text:p text:style-name="P7"><text:span text:style-name="Source_20_Text"><text:s text:c="6"/>)}</text:span></text:p>
      <text:p text:style-name="P7"><text:span text:style-name="Source_20_Text"><text:s text:c="4"/>/&gt;</text:span></text:p>
      <text:p text:style-name="P7"><text:span text:style-name="Source_20_Text"><text:s text:c="2"/>);</text:span></text:p>
      <text:p text:style-name="P8"><text:span text:style-name="Source_20_Text">}</text:span></text:p>
      <text:p text:style-name="Horizontal_20_Line"/>
      <text:h text:style-name="Heading_20_2" text:outline-level="2">💣 PHASE 5: Error Boundary (D: Dependency Inversion Principle)</text:h>
      <text:h text:style-name="Heading_20_3" text:outline-level="3"><text:span text:style-name="Source_20_Text">/components/ErrorBoundary.js</text:span></text:h>
      <text:p text:style-name="Preformatted_20_Text">js</text:p>
      <text:p text:style-name="Preformatted_20_Text">CopyEdit</text:p>
      <text:p text:style-name="P6"><text:span text:style-name="Source_20_Text">import React from 'react';</text:span></text:p>
      <text:p text:style-name="P7"><text:span text:style-name="Source_20_Text">import { Text, View } from 'react-native';</text:span></text:p>
      <text:p text:style-name="P7"/>
      <text:p text:style-name="P7"><text:span text:style-name="Source_20_Text">export class ErrorBoundary extends React.Component {</text:span></text:p>
      <text:p text:style-name="P7"><text:span text:style-name="Source_20_Text"><text:s text:c="2"/>constructor(props) {</text:span></text:p>
      <text:p text:style-name="P7"><text:span text:style-name="Source_20_Text"><text:s text:c="4"/>super(props);</text:span></text:p>
      <text:p text:style-name="P7"><text:span text:style-name="Source_20_Text"><text:s text:c="4"/>this.state = { hasError: false };</text:span></text:p>
      <text:p text:style-name="P7"><text:span text:style-name="Source_20_Text"><text:s text:c="2"/>}</text:span></text:p>
      <text:p text:style-name="P7"/>
      <text:p text:style-name="P7"><text:span text:style-name="Source_20_Text"><text:s text:c="2"/>static getDerivedStateFromError() {</text:span></text:p>
      <text:p text:style-name="P7"><text:span text:style-name="Source_20_Text"><text:s text:c="4"/>return { hasError: true };</text:span></text:p>
      <text:p text:style-name="P7"><text:span text:style-name="Source_20_Text"><text:s text:c="2"/>}</text:span></text:p>
      <text:p text:style-name="P7"/>
      <text:p text:style-name="P7"><text:span text:style-name="Source_20_Text"><text:s text:c="2"/>componentDidCatch(error, errorInfo) {</text:span></text:p>
      <text:p text:style-name="P7"><text:span text:style-name="Source_20_Text"><text:s text:c="4"/>console.error('Error Boundary:', error, errorInfo);</text:span></text:p>
      <text:p text:style-name="P7"><text:span text:style-name="Source_20_Text"><text:s text:c="2"/>}</text:span></text:p>
      <text:p text:style-name="P7"/>
      <text:p text:style-name="P7"><text:span text:style-name="Source_20_Text"><text:s text:c="2"/>render() {</text:span></text:p>
      <text:p text:style-name="P7"><text:span text:style-name="Source_20_Text"><text:s text:c="4"/>if (this.state.hasError) {</text:span></text:p>
      <text:p text:style-name="P7"><text:span text:style-name="Source_20_Text"><text:s text:c="6"/>return &lt;View&gt;&lt;Text&gt;Something went wrong.&lt;/Text&gt;&lt;/View&gt;;</text:span></text:p>
      <text:p text:style-name="P7"><text:span text:style-name="Source_20_Text"><text:s text:c="4"/>}</text:span></text:p>
      <text:p text:style-name="P7"><text:span text:style-name="Source_20_Text"><text:s text:c="4"/>return this.props.children;</text:span></text:p>
      <text:p text:style-name="P7"><text:span text:style-name="Source_20_Text"><text:s text:c="2"/>}</text:span></text:p>
      <text:p text:style-name="P8"><text:span text:style-name="Source_20_Text">}</text:span></text:p>
      <text:p text:style-name="Horizontal_20_Line"/>
      <text:h text:style-name="Heading_20_2" text:outline-level="2">🧠 PHASE 6: Closure Example</text:h>
      <text:p text:style-name="Text_20_body">Add this in a file or inline to demonstrate understanding:</text:p>
      <text:p text:style-name="Preformatted_20_Text">js</text:p>
      <text:p text:style-name="Preformatted_20_Text">CopyEdit</text:p>
      <text:p text:style-name="P6"><text:span text:style-name="Source_20_Text">function closureCounter() {</text:span></text:p>
      <text:p text:style-name="P7"><text:span text:style-name="Source_20_Text"><text:s text:c="2"/>let count = 0;</text:span></text:p>
      <text:p text:style-name="P7"><text:span text:style-name="Source_20_Text"><text:s text:c="2"/>return function () {</text:span></text:p>
      <text:p text:style-name="P7"><text:soft-page-break/><text:span text:style-name="Source_20_Text"><text:s text:c="4"/>count++;</text:span></text:p>
      <text:p text:style-name="P7"><text:span text:style-name="Source_20_Text"><text:s text:c="4"/>return count;</text:span></text:p>
      <text:p text:style-name="P7"><text:span text:style-name="Source_20_Text"><text:s text:c="2"/>};</text:span></text:p>
      <text:p text:style-name="P7"><text:span text:style-name="Source_20_Text">}</text:span></text:p>
      <text:p text:style-name="P7"/>
      <text:p text:style-name="P7"><text:span text:style-name="Source_20_Text">const increment = closureCounter();</text:span></text:p>
      <text:p text:style-name="P7"><text:span text:style-name="Source_20_Text">console.log(increment()); // 1</text:span></text:p>
      <text:p text:style-name="P8"><text:span text:style-name="Source_20_Text">console.log(increment()); // 2</text:span></text:p>
      <text:p text:style-name="Text_20_body">Use this for learning purpose; not needed in UI.</text:p>
      <text:p text:style-name="Horizontal_20_Line"/>
      <text:h text:style-name="Heading_20_2" text:outline-level="2">🚀 FINAL: <text:span text:style-name="Source_20_Text">/App.js</text:span></text:h>
      <text:p text:style-name="Preformatted_20_Text">js</text:p>
      <text:p text:style-name="Preformatted_20_Text">CopyEdit</text:p>
      <text:p text:style-name="P6"><text:span text:style-name="Source_20_Text">import React from 'react';</text:span></text:p>
      <text:p text:style-name="P7"><text:span text:style-name="Source_20_Text">import { View, Text } from 'react-native';</text:span></text:p>
      <text:p text:style-name="P7"><text:span text:style-name="Source_20_Text">import { TodoProvider } from './context/TodoContext';</text:span></text:p>
      <text:p text:style-name="P7"><text:span text:style-name="Source_20_Text">import AddTodo from './components/AddTodo';</text:span></text:p>
      <text:p text:style-name="P7"><text:span text:style-name="Source_20_Text">import TodoList from './components/TodoList';</text:span></text:p>
      <text:p text:style-name="P7"><text:span text:style-name="Source_20_Text">import { ErrorBoundary } from './components/ErrorBoundary';</text:span></text:p>
      <text:p text:style-name="P7"/>
      <text:p text:style-name="P7"><text:span text:style-name="Source_20_Text">export default function App() {</text:span></text:p>
      <text:p text:style-name="P7"><text:span text:style-name="Source_20_Text"><text:s text:c="2"/>return (</text:span></text:p>
      <text:p text:style-name="P7"><text:span text:style-name="Source_20_Text"><text:s text:c="4"/>&lt;TodoProvider&gt;</text:span></text:p>
      <text:p text:style-name="P7"><text:span text:style-name="Source_20_Text"><text:s text:c="6"/>&lt;ErrorBoundary&gt;</text:span></text:p>
      <text:p text:style-name="P7"><text:span text:style-name="Source_20_Text"><text:s text:c="8"/>&lt;View style={{ marginTop: 40 }}&gt;</text:span></text:p>
      <text:p text:style-name="P7"><text:span text:style-name="Source_20_Text"><text:s text:c="10"/>&lt;Text style={{ fontSize: 24, textAlign: 'center' }}&gt;Todo App&lt;/Text&gt;</text:span></text:p>
      <text:p text:style-name="P7"><text:span text:style-name="Source_20_Text"><text:s text:c="10"/>&lt;AddTodo /&gt;</text:span></text:p>
      <text:p text:style-name="P7"><text:span text:style-name="Source_20_Text"><text:s text:c="10"/>&lt;TodoList /&gt;</text:span></text:p>
      <text:p text:style-name="P7"><text:span text:style-name="Source_20_Text"><text:s text:c="8"/>&lt;/View&gt;</text:span></text:p>
      <text:p text:style-name="P7"><text:span text:style-name="Source_20_Text"><text:s text:c="6"/>&lt;/ErrorBoundary&gt;</text:span></text:p>
      <text:p text:style-name="P7"><text:span text:style-name="Source_20_Text"><text:s text:c="4"/>&lt;/TodoProvider&gt;</text:span></text:p>
      <text:p text:style-name="P7"><text:span text:style-name="Source_20_Text"><text:s text:c="2"/>);</text:span></text:p>
      <text:p text:style-name="P8"><text:span text:style-name="Source_20_Text">}</text:span></text:p>
      <text:p text:style-name="Horizontal_20_Line"/>
      <text:h text:style-name="Heading_20_2" text:outline-level="2">✅ SOLID Breakdown (Recap)</text:h>
      <table:table table:name="Table1" table:style-name="Table1">
        <table:table-column table:style-name="Table1.A"/>
        <table:table-column table:style-name="Table1.B"/>
        <table:table-header-rows>
          <table:table-row>
            <table:table-cell table:style-name="Table1.A1" office:value-type="string">
              <text:p text:style-name="Table_20_Heading">Principle</text:p>
            </table:table-cell>
            <table:table-cell table:style-name="Table1.A1" office:value-type="string">
              <text:p text:style-name="Table_20_Heading">Example</text:p>
            </table:table-cell>
          </table:table-row>
        </table:table-header-rows>
        <table:table-row>
          <table:table-cell table:style-name="Table1.A1" office:value-type="string">
            <text:p text:style-name="Table_20_Contents"><text:span text:style-name="Strong_20_Emphasis">S</text:span></text:p>
          </table:table-cell>
          <table:table-cell table:style-name="Table1.A1" office:value-type="string">
            <text:p text:style-name="Table_20_Contents">Context only manages data</text:p>
          </table:table-cell>
        </table:table-row>
        <table:table-row>
          <table:table-cell table:style-name="Table1.A1" office:value-type="string">
            <text:p text:style-name="Table_20_Contents"><text:span text:style-name="Strong_20_Emphasis">O</text:span></text:p>
          </table:table-cell>
          <table:table-cell table:style-name="Table1.A1" office:value-type="string">
            <text:p text:style-name="Table_20_Contents">Components open to new behavior, not changes</text:p>
          </table:table-cell>
        </table:table-row>
        <table:table-row>
          <table:table-cell table:style-name="Table1.A1" office:value-type="string">
            <text:p text:style-name="Table_20_Contents"><text:span text:style-name="Strong_20_Emphasis">L</text:span></text:p>
          </table:table-cell>
          <table:table-cell table:style-name="Table1.A1" office:value-type="string">
            <text:p text:style-name="Table_20_Contents">Component children behave the same as base</text:p>
          </table:table-cell>
        </table:table-row>
        <table:table-row>
          <table:table-cell table:style-name="Table1.A1" office:value-type="string">
            <text:p text:style-name="Table_20_Contents"><text:span text:style-name="Strong_20_Emphasis">I</text:span></text:p>
          </table:table-cell>
          <table:table-cell table:style-name="Table1.A1" office:value-type="string">
            <text:p text:style-name="Table_20_Contents">We keep component responsibilities small</text:p>
          </table:table-cell>
        </table:table-row>
        <table:table-row>
          <table:table-cell table:style-name="Table1.A1" office:value-type="string">
            <text:p text:style-name="Table_20_Contents"><text:span text:style-name="Strong_20_Emphasis">D</text:span></text:p>
          </table:table-cell>
          <table:table-cell table:style-name="Table1.A1" office:value-type="string">
            <text:p text:style-name="Table_20_Contents">Components depend on context, not hard-coded logic</text:p>
          </table:table-cell>
        </table:table-row>
      </table:table>
      <text:p text:style-name="Horizontal_20_Line"/>
      <text:h text:style-name="Heading_20_2" text:outline-level="2"><text:soft-page-break/>🧪 Ready to Test?</text:h>
      <text:p text:style-name="Text_20_body">You can paste this full code into <text:span text:style-name="Strong_20_Emphasis">Snack</text:span>. Let me know if you’d like a pre-built snack link or a specific next task (e.g., adding loading states, styling, or TypeScript).</text:p>
      <text:p text:style-name="Text_20_body">Would you like to practice modifying this app?</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15:55:29.596829563</meta:creation-date>
    <dc:date>2025-07-11T08:59:43.994069460</dc:date>
    <meta:editing-duration>PT1H26M17S</meta:editing-duration>
    <meta:editing-cycles>2</meta:editing-cycles>
    <meta:generator>LibreOffice/24.8.7.2$MacOSX_AARCH64 LibreOffice_project/e07d0a63a46349d29051da79b1fde8160bab2a89</meta:generator>
    <meta:document-statistic meta:table-count="1" meta:image-count="0" meta:object-count="0" meta:page-count="9" meta:paragraph-count="256" meta:word-count="1036" meta:character-count="7661" meta:non-whitespace-character-count="6358"/>
  </office:meta>
</office:document-meta>
</file>